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erif" svg:font-family="'Liberation Serif'" style:font-family-generic="roman" style:font-pitch="variable"/>
    <style:font-face style:name="OpenSymbol" svg:font-family="OpenSymbol" style:font-charset="x-symbol"/>
    <style:font-face style:name="Quicksand" svg:font-family="Quicksand"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space" svg:font-family="Unispace" style:font-family-generic="modern" style:font-pitch="fixed"/>
  </office:font-face-decls>
  <office:automatic-styles>
    <style:style style:name="P1" style:family="paragraph" style:parent-style-name="Standard">
      <style:paragraph-properties fo:text-align="start" style:justify-single-word="false"/>
      <style:text-properties style:use-window-font-color="true" loext:opacity="0%" style:font-name="Quicksand" fo:font-size="14pt" fo:font-weight="normal" style:font-size-asian="14pt" style:font-weight-asian="normal" style:font-size-complex="14pt" style:font-weight-complex="normal"/>
    </style:style>
    <style:style style:name="P2" style:family="paragraph" style:parent-style-name="Standard">
      <style:text-properties style:use-window-font-color="true" loext:opacity="0%" style:font-name="Quicksand" fo:font-size="14pt"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style:use-window-font-color="true" loext:opacity="0%" style:font-name="Quicksand" fo:font-size="14pt" fo:font-weight="normal" officeooo:rsid="000e7c69" officeooo:paragraph-rsid="00135975"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use-window-font-color="true" loext:opacity="0%" style:font-name="Quicksand" fo:font-size="14pt" fo:font-weight="normal" officeooo:rsid="000ef608" officeooo:paragraph-rsid="000ef608"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use-window-font-color="true" loext:opacity="0%" style:font-name="Quicksand" fo:font-size="14pt" fo:font-weight="normal" officeooo:rsid="000f75ab" officeooo:paragraph-rsid="000f75ab"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use-window-font-color="true" loext:opacity="0%" style:font-name="Quicksand" fo:font-size="14pt" fo:font-weight="normal" officeooo:rsid="000f75ab" officeooo:paragraph-rsid="00135975"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use-window-font-color="true" loext:opacity="0%" style:font-name="Quicksand" fo:font-size="14pt" fo:font-weight="normal" officeooo:rsid="0013f3a8" officeooo:paragraph-rsid="0013f3a8"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use-window-font-color="true" loext:opacity="0%" style:font-name="Quicksand" fo:font-size="14pt" fo:font-weight="normal" officeooo:rsid="0013f3a8" officeooo:paragraph-rsid="001520a8"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use-window-font-color="true" loext:opacity="0%" style:font-name="Quicksand" fo:font-size="14pt" fo:font-weight="normal" officeooo:paragraph-rsid="000f75a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style:use-window-font-color="true" loext:opacity="0%" style:font-name="Quicksand" fo:font-size="14pt" fo:font-weight="normal" officeooo:paragraph-rsid="00135975"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use-window-font-color="true" loext:opacity="0%" style:font-name="Quicksand" fo:font-size="14pt" fo:font-weight="normal"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style:use-window-font-color="true" loext:opacity="0%" style:font-name="Quicksand" fo:font-size="14pt" fo:font-weight="normal" officeooo:paragraph-rsid="000ef608"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style:use-window-font-color="true" loext:opacity="0%" style:font-name="Quicksand" fo:font-size="14pt" fo:font-weight="normal" officeooo:paragraph-rsid="00198645"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use-window-font-color="true" loext:opacity="0%" style:font-name="Quicksand" fo:font-size="14pt" fo:font-weight="bold" officeooo:rsid="00135975" officeooo:paragraph-rsid="00135975" style:font-size-asian="14pt" style:font-weight-asian="bold" style:font-size-complex="14pt" style:font-weight-complex="bold"/>
    </style:style>
    <style:style style:name="P15" style:family="paragraph" style:parent-style-name="Standard">
      <style:paragraph-properties fo:text-align="justify" style:justify-single-word="false"/>
      <style:text-properties officeooo:paragraph-rsid="00191150"/>
    </style:style>
    <style:style style:name="T1" style:family="text">
      <style:text-properties style:font-name-asian="Tahoma"/>
    </style:style>
    <style:style style:name="T2" style:family="text">
      <style:text-properties style:use-window-font-color="true" loext:opacity="0%" style:font-name="Quicksand" fo:font-size="14pt" fo:font-weight="normal" officeooo:rsid="00176e9a" style:font-size-asian="14pt" style:font-weight-asian="normal" style:font-size-complex="14pt" style:font-weight-complex="normal"/>
    </style:style>
    <style:style style:name="T3" style:family="text">
      <style:text-properties style:use-window-font-color="true" loext:opacity="0%" style:font-name="Quicksand" fo:font-size="14pt" fo:font-weight="normal" officeooo:rsid="0016d8af" style:font-size-asian="14pt" style:font-weight-asian="normal" style:font-size-complex="14pt" style:font-weight-complex="normal"/>
    </style:style>
    <style:style style:name="T4" style:family="text">
      <style:text-properties style:use-window-font-color="true" loext:opacity="0%" style:font-name="Quicksand" fo:font-size="14pt" fo:font-weight="normal" officeooo:rsid="001835c5" style:font-size-asian="14pt" style:font-weight-asian="normal" style:font-size-complex="14pt" style:font-weight-complex="normal"/>
    </style:style>
    <style:style style:name="T5" style:family="text">
      <style:text-properties style:use-window-font-color="true" loext:opacity="0%" style:font-name="Quicksand" fo:font-size="14pt" fo:font-weight="normal" officeooo:rsid="00191150" style:font-size-asian="14pt" style:font-weight-asian="normal" style:font-size-complex="14pt" style:font-weight-complex="normal"/>
    </style:style>
    <style:style style:name="T6" style:family="text">
      <style:text-properties officeooo:rsid="000ef608"/>
    </style:style>
    <style:style style:name="T7" style:family="text">
      <style:text-properties officeooo:rsid="000f75ab"/>
    </style:style>
    <style:style style:name="T8" style:family="text">
      <style:text-properties officeooo:rsid="00112a59"/>
    </style:style>
    <style:style style:name="T9" style:family="text">
      <style:text-properties officeooo:rsid="001230c6"/>
    </style:style>
    <style:style style:name="T10" style:family="text">
      <style:text-properties officeooo:rsid="00135975"/>
    </style:style>
    <style:style style:name="T11" style:family="text">
      <style:text-properties officeooo:rsid="0013f3a8"/>
    </style:style>
    <style:style style:name="T12" style:family="text">
      <style:text-properties officeooo:rsid="001520a8"/>
    </style:style>
    <style:style style:name="T13" style:family="text">
      <style:text-properties officeooo:rsid="0016d8af"/>
    </style:style>
    <style:style style:name="T14" style:family="text">
      <style:text-properties officeooo:rsid="00176e9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tudy design protocol</text:p>
      <text:p text:style-name="P1"/>
      <text:p text:style-name="P3"><text:span text:style-name="T7"><text:tab/>We aim to complete 900 independent sampling points across Dhaka City, with each point gathering information from 4 distinct households. The sample size was defined by taking into consideration a 95% confidence interval and a target error margin of ± 5% around final estimates, with the potential to approach ± 2.5% error margin if data collection proceeds smoothly. Minimum sample size for ± 5% error margin and a naive expectancy on the survey outcome 50/50 between opinions is 3</text:span><text:span text:style-name="T8">84 independent sampling instances. The sample size is not corrected for the size of the population we are sampling from, as the correction can be ignored for large populations (i.e. the sample size required to sample a population increases asymptotically as the initial population size increases). We though expect response rates in the region to be suboptimal (from past studies experience) and </text:span><text:span text:style-name="T9">quite </text:span><text:span text:style-name="T8">possibly below 50%. The sample size of 900 and multiple data collections per point were therefore selected as </text:span><text:span text:style-name="T9">a conservative approach to be reassured that the main study aim will be achieved. Additional data points from the necessary minimum will also benefit secondary analyses on dog ownership and presence. </text:span><text:tab/></text:p>
      <text:p text:style-name="P3"/>
      <text:p text:style-name="P3"><text:tab/>We decide to not stratify the survey and randomly sample households throughout Dhaka City. Data on dog abundance and vaccination rates would have been available from a study conducted in 2010 (ref). Data on low/slums and middle/high income areas would have also been accessible from a 2010 peer-reviewed paper (DOI: 10.1155/2014/172182) which utilized in-person validation and highly detailed satellite imagery to classify slum locations. We nevertheless decide to not stratify the survey by either groupings (dog data or socio-economic factors), as we did not want to bias the sampling occurrences and consider the impact of such factors negligible on the main <text:span text:style-name="T6">study aim</text:span>, to evaluate the overall public opinions <text:span text:style-name="T6">on roaming or owned dogs. Another factor which was not looked at directly via the sampling process is the distinction between rural and urban regions. Although, we still aim to gather a rough estimate of the sample percentages in either regions from the questionnaire completion.</text:span></text:p>
      <text:p text:style-name="P4"/>
      <text:p text:style-name="P6"><text:tab/></text:p>
      <text:p text:style-name="P4"/>
      <text:p text:style-name="P4"/>
      <text:p text:style-name="P14"/>
      <text:p text:style-name="P14"><text:soft-page-break/>Surveyor protocol</text:p>
      <text:p text:style-name="P9"/>
      <text:p text:style-name="P10"><text:tab/>We will sample <text:span text:style-name="T10">Dhaka City</text:span> households by generating <text:span text:style-name="T11">900 </text:span>randomly placed locations across the <text:span text:style-name="T10">region</text:span> using Geographic Information System <text:span text:style-name="T10">methods</text:span>. <text:span text:style-name="T12">Points are generated on a spatial polygon layer representing building, as to avoid sampling occurrences to fall in wetlands or agricultural/building fields.</text:span></text:p>
      <text:p text:style-name="P10"/>
      <text:p text:style-name="P8"><text:tab/>We expect 30 interviewers to be employed and to work in pairs for a total of 15 surveying groups. Each group will be assigned approximately 60 points (900/15), clustered from the overall total in subgroups by proximity. <text:span text:style-name="T12">These points </text:span>subgroups<text:span text:style-name="T12"> will also by again sub-clustered by proximity in 5 groups of points each, one per day of the survey duration, 5 days. </text:span><text:span text:style-name="T13">These clustering process are an attempt to optimize travel time and data collection efficiency. We measured travel time between points to be on average circa 8 minutes by walking. Considering the above and the </text:span><text:span text:style-name="T14">likely</text:span><text:span text:style-name="T13"> questionnaire duration, we expect the overall survey should be completed within circa 25 hours </text:span><text:span text:style-name="T14">allowing for a 15 hour leeway on the working week in case of suboptimal surveyor performance or unforeseen circumstances/delays.</text:span></text:p>
      <text:p text:style-name="P7"/>
      <text:p text:style-name="P15"><text:span text:style-name="T3"><text:tab/>Each surveyor team will be provided with </text:span><text:span text:style-name="T2">a printed map of their region/point location for visual reference and a csv file containing a series of google maps links (such as: https://www.google.com/maps/search/?api=1&amp;query=23.69885731,90.48677055) to navigate to each survey location. </text:span><text:span text:style-name="T4">On arrival to a point, the survey team is expected to proceed to the closest household in their vicinity and conduct the interview. The process is to be repeated until 4 response are collected on each sampling point. </text:span><text:span text:style-name="T5">I</text:span><text:span text:style-name="T4">nterviewers </text:span><text:span text:style-name="T5">shall </text:span><text:span text:style-name="T4">not take more than two interviews from one address (in the case of a multi-storey building). If deemed safe, </text:span><text:span text:style-name="T5">i</text:span><text:span text:style-name="T4">nterviewers should conduct interviews individually, but remain in close proximity to each other (e.g. interview neighbours at the same time) to provide support if needed. <text:s/></text:span><text:span text:style-name="T5">Once four interviews are concluded the survey team can proceed to the next survey point.</text:span></text:p>
      <text:p text:style-name="P2"/>
      <text:p text:style-name="P13"><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erif" svg:font-family="'Liberation Serif'" style:font-family-generic="roman" style:font-pitch="variable"/>
    <style:font-face style:name="OpenSymbol" svg:font-family="OpenSymbol" style:font-charset="x-symbol"/>
    <style:font-face style:name="Quicksand" svg:font-family="Quicksand"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space" svg:font-family="Unispace"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_20_Table" style:display-name="Normal Table" style:family="paragraph" style:default-outline-level="">
      <style:paragraph-properties fo:margin-top="0.353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annotation_20_text" style:display-name="annotation text" style:family="paragraph" style:parent-style-name="Standard" style:default-outline-level="">
      <style:paragraph-properties fo:margin-top="0cm" fo:margin-bottom="0cm" style:contextual-spacing="false" fo:line-height="100%"/>
      <style:text-properties style:font-name="Arial" fo:font-family="Arial" style:font-family-generic="roman" style:font-pitch="variable" fo:font-style="italic" style:font-style-asian="italic" style:font-name-complex="Arial1" style:font-family-complex="Arial" style:font-family-generic-complex="system" style:font-pitch-complex="variable"/>
    </style:style>
    <style:style style:name="Default_20_Paragraph_20_Font" style:display-name="Default Paragraph Font" style:family="text"/>
    <style:style style:name="Comment_20_Text_20_Char" style:display-name="Comment Text Char" style:family="text" style:parent-style-name="Default_20_Paragraph_20_Font">
      <style:text-properties style:font-name="Arial" fo:font-family="Arial" style:font-family-generic="roman" style:font-pitch="variable" fo:font-style="italic" style:font-style-asian="italic"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1T12:37:41.268000000</dc:date>
    <meta:editing-duration>PT10M16S</meta:editing-duration>
    <meta:editing-cycles>5</meta:editing-cycles>
    <meta:generator>LibreOffice/7.2.1.2$Windows_X86_64 LibreOffice_project/87b77fad49947c1441b67c559c339af8f3517e22</meta:generator>
    <meta:document-statistic meta:table-count="0" meta:image-count="0" meta:object-count="0" meta:page-count="2" meta:paragraph-count="9" meta:word-count="657" meta:character-count="4220" meta:non-whitespace-character-count="3560"/>
  </office:meta>
</office:document-meta>
</file>